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LINDUSTRIAS SAN MIGUEL DE PIUR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56737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823450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RLEQUE GARCIA, CARLOS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34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VAS YAMUNAQUE, DIEGO ARM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7622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85961770</text:p>
          </table:table-cell>
          <table:table-cell table:style-name="Tabla2.A2" office:value-type="string">
            <text:p text:style-name="P7">27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8:02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